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113"/>
    <style:style style:name="ce17" style:family="table-cell" style:parent-style-name="Default" style:data-style-name="N115"/>
    <style:style style:name="ce18" style:family="table-cell" style:parent-style-name="Default" style:data-style-name="N2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14"/>
    <style:style style:name="ce26" style:family="table-cell" style:parent-style-name="Default" style:data-style-name="N4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3" draw:text-style-name="P2" svg:width="2.899cm" svg:height="3.756cm" svg:x="16.829cm" svg:y="16.722cm" draw:caption-point-x="-0.609cm" draw:caption-point-y="1.511c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08-01T07:08:54.703810039</dc:date>
    <meta:editing-duration>P3DT21H34M28S</meta:editing-duration>
    <meta:editing-cycles>84</meta:editing-cycles>
    <meta:generator>LibreOffice/7.3.5.2$Linux_X86_64 LibreOffice_project/392c644e8a6d1ea0765aa2d613a91bcef808d6ea</meta:generator>
    <meta:document-statistic meta:table-count="10" meta:cell-count="852" meta:object-count="0"/>
  </office:meta>
</office:document-meta>
</file>